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style:style style:family="text" style:name="af594e7">
      <style:text-properties/>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i<text:a xlink:href="http://www.heise.de"><text:span text:style-name="Hyperlink">n</text:span></text:a>k</text:p>
      <text:p text:style-name="Standard"><text:a xlink:href="http://www.spiegel.de"><text:span text:style-name="Hyperlink">link2</text:span></text:a></text:p>
      <text:p text:style-name="Standard"><text:span text:style-name="af594e7">link3</text:span></text:p>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display-name="Hyperlink" style:family="text" style:name="Hyperlink">
      <style:text-properties fo:color="#0080C0" style:text-underline-style="solid"/>
    </style:style>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054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8-04-06T23:27:03</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